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 style:vertical-align="middl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14" table:default-cell-style-name="ce8"/>
        <table:table-column table:style-name="co1" table:default-cell-style-name="ce15"/>
        <table:table-row table:style-name="ro1">
          <table:table-cell table:style-name="ce1" office:value-type="string" calcext:value-type="string" table:number-columns-spanned="16" table:number-rows-spanned="1">
            <text:p>Volumen y crecimiento</text:p>
          </table:table-cell>
          <table:covered-table-cell table:number-columns-repeated="15" table:style-name="Default"/>
        </table:table-row>
        <table:table-row table:style-name="ro1">
          <table:table-cell table:style-name="ce1" office:value-type="string" calcext:value-type="string" table:number-columns-spanned="16" table:number-rows-spanned="1">
            <text:p>Población total por entidad federativa, 1895 a 2010</text:p>
          </table:table-cell>
          <table:covered-table-cell table:number-columns-repeated="15" table:style-name="Default"/>
        </table:table-row>
        <table:table-row table:style-name="ro1">
          <table:table-cell table:style-name="ce1" table:number-columns-spanned="15" table:number-rows-spanned="1"/>
          <table:covered-table-cell table:number-columns-repeated="14" table:style-name="Default"/>
          <table:table-cell table:style-name="ce12"/>
        </table:table-row>
        <table:table-row table:style-name="ro1">
          <table:table-cell table:style-name="ce2" office:value-type="string" calcext:value-type="string">
            <text:p>Entidad federativa</text:p>
          </table:table-cell>
          <table:table-cell table:style-name="ce6" office:value-type="float" office:value="1895" calcext:value-type="float">
            <text:p>1895</text:p>
          </table:table-cell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1910" calcext:value-type="float">
            <text:p>1910</text:p>
          </table:table-cell>
          <table:table-cell table:style-name="ce6" office:value-type="float" office:value="1921" calcext:value-type="float">
            <text:p>1921</text:p>
          </table:table-cell>
          <table:table-cell table:style-name="ce6" office:value-type="float" office:value="1930" calcext:value-type="float">
            <text:p>1930</text:p>
          </table:table-cell>
          <table:table-cell table:style-name="ce6" office:value-type="float" office:value="1940" calcext:value-type="float">
            <text:p>1940</text:p>
          </table:table-cell>
          <table:table-cell table:style-name="ce6" office:value-type="string" calcext:value-type="string">
            <text:p>1950a</text:p>
          </table:table-cell>
          <table:table-cell table:style-name="ce6" office:value-type="float" office:value="1960" calcext:value-type="float">
            <text:p>1960</text:p>
          </table:table-cell>
          <table:table-cell table:style-name="ce6" office:value-type="float" office:value="1970" calcext:value-type="float">
            <text:p>1970</text:p>
          </table:table-cell>
          <table:table-cell table:style-name="ce6" office:value-type="float" office:value="1980" calcext:value-type="float">
            <text:p>1980</text:p>
          </table:table-cell>
          <table:table-cell table:style-name="ce6" office:value-type="float" office:value="1990" calcext:value-type="float">
            <text:p>1990</text:p>
          </table:table-cell>
          <table:table-cell table:style-name="ce6" office:value-type="float" office:value="1995" calcext:value-type="float">
            <text:p>1995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005" calcext:value-type="float">
            <text:p>2005</text:p>
          </table:table-cell>
          <table:table-cell table:style-name="ce13"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Estados Unidos Mexicanos</text:p>
          </table:table-cell>
          <table:table-cell table:style-name="ce7" office:value-type="float" office:value="12700294" calcext:value-type="float">
            <text:p>12700294</text:p>
          </table:table-cell>
          <table:table-cell table:style-name="ce7" office:value-type="float" office:value="13607259" calcext:value-type="float">
            <text:p>13607259</text:p>
          </table:table-cell>
          <table:table-cell table:style-name="ce7" office:value-type="float" office:value="15160369" calcext:value-type="float">
            <text:p>15160369</text:p>
          </table:table-cell>
          <table:table-cell table:style-name="ce7" office:value-type="float" office:value="14334780" calcext:value-type="float">
            <text:p>14334780</text:p>
          </table:table-cell>
          <table:table-cell table:style-name="ce7" office:value-type="float" office:value="16552722" calcext:value-type="float">
            <text:p>16552722</text:p>
          </table:table-cell>
          <table:table-cell table:style-name="ce7" office:value-type="float" office:value="19653552" calcext:value-type="float">
            <text:p>19653552</text:p>
          </table:table-cell>
          <table:table-cell table:style-name="ce7" office:value-type="float" office:value="25791017" calcext:value-type="float">
            <text:p>25791017</text:p>
          </table:table-cell>
          <table:table-cell table:style-name="ce7" office:value-type="float" office:value="34923129" calcext:value-type="float">
            <text:p>34923129</text:p>
          </table:table-cell>
          <table:table-cell table:style-name="ce7" office:value-type="float" office:value="48225238" calcext:value-type="float">
            <text:p>48225238</text:p>
          </table:table-cell>
          <table:table-cell table:style-name="ce7" office:value-type="float" office:value="66846833" calcext:value-type="float">
            <text:p>66846833</text:p>
          </table:table-cell>
          <table:table-cell table:style-name="ce7" office:value-type="float" office:value="81249645" calcext:value-type="float">
            <text:p>81249645</text:p>
          </table:table-cell>
          <table:table-cell table:style-name="ce7" office:value-type="float" office:value="91158290" calcext:value-type="float">
            <text:p>91158290</text:p>
          </table:table-cell>
          <table:table-cell table:style-name="ce7" office:value-type="float" office:value="97483412" calcext:value-type="float">
            <text:p>97483412</text:p>
          </table:table-cell>
          <table:table-cell table:style-name="ce7" office:value-type="float" office:value="103263388" calcext:value-type="float">
            <text:p>103263388</text:p>
          </table:table-cell>
          <table:table-cell table:style-name="ce14" office:value-type="float" office:value="112336538" calcext:value-type="float">
            <text:p>112336538</text:p>
          </table:table-cell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float" office:value="104693" calcext:value-type="float">
            <text:p>104693</text:p>
          </table:table-cell>
          <table:table-cell office:value-type="float" office:value="102416" calcext:value-type="float">
            <text:p>102416</text:p>
          </table:table-cell>
          <table:table-cell office:value-type="float" office:value="120511" calcext:value-type="float">
            <text:p>120511</text:p>
          </table:table-cell>
          <table:table-cell office:value-type="float" office:value="107581" calcext:value-type="float">
            <text:p>107581</text:p>
          </table:table-cell>
          <table:table-cell office:value-type="float" office:value="132900" calcext:value-type="float">
            <text:p>132900</text:p>
          </table:table-cell>
          <table:table-cell office:value-type="float" office:value="161693" calcext:value-type="float">
            <text:p>161693</text:p>
          </table:table-cell>
          <table:table-cell office:value-type="float" office:value="188075" calcext:value-type="float">
            <text:p>188075</text:p>
          </table:table-cell>
          <table:table-cell office:value-type="float" office:value="243363" calcext:value-type="float">
            <text:p>243363</text:p>
          </table:table-cell>
          <table:table-cell office:value-type="float" office:value="338142" calcext:value-type="float">
            <text:p>338142</text:p>
          </table:table-cell>
          <table:table-cell office:value-type="float" office:value="519439" calcext:value-type="float">
            <text:p>519439</text:p>
          </table:table-cell>
          <table:table-cell office:value-type="float" office:value="719659" calcext:value-type="float">
            <text:p>719659</text:p>
          </table:table-cell>
          <table:table-cell office:value-type="float" office:value="862720" calcext:value-type="float">
            <text:p>862720</text:p>
          </table:table-cell>
          <table:table-cell office:value-type="float" office:value="944285" calcext:value-type="float">
            <text:p>944285</text:p>
          </table:table-cell>
          <table:table-cell office:value-type="float" office:value="1065416" calcext:value-type="float">
            <text:p>1065416</text:p>
          </table:table-cell>
          <table:table-cell office:value-type="float" office:value="1184996" calcext:value-type="float">
            <text:p>1184996</text:p>
          </table:table-cell>
        </table:table-row>
        <table:table-row table:style-name="ro1">
          <table:table-cell office:value-type="string" calcext:value-type="string">
            <text:p>Baja California</text:p>
          </table:table-cell>
          <table:table-cell office:value-type="float" office:value="42875" calcext:value-type="float">
            <text:p>42875</text:p>
          </table:table-cell>
          <table:table-cell office:value-type="float" office:value="47624" calcext:value-type="float">
            <text:p>47624</text:p>
          </table:table-cell>
          <table:table-cell office:value-type="float" office:value="52272" calcext:value-type="float">
            <text:p>52272</text:p>
          </table:table-cell>
          <table:table-cell office:value-type="float" office:value="23537" calcext:value-type="float">
            <text:p>23537</text:p>
          </table:table-cell>
          <table:table-cell office:value-type="float" office:value="48327" calcext:value-type="float">
            <text:p>48327</text:p>
          </table:table-cell>
          <table:table-cell office:value-type="float" office:value="78907" calcext:value-type="float">
            <text:p>78907</text:p>
          </table:table-cell>
          <table:table-cell office:value-type="float" office:value="226965" calcext:value-type="float">
            <text:p>226965</text:p>
          </table:table-cell>
          <table:table-cell office:value-type="float" office:value="520165" calcext:value-type="float">
            <text:p>520165</text:p>
          </table:table-cell>
          <table:table-cell office:value-type="float" office:value="870421" calcext:value-type="float">
            <text:p>870421</text:p>
          </table:table-cell>
          <table:table-cell office:value-type="float" office:value="1177886" calcext:value-type="float">
            <text:p>1177886</text:p>
          </table:table-cell>
          <table:table-cell office:value-type="float" office:value="1660855" calcext:value-type="float">
            <text:p>1660855</text:p>
          </table:table-cell>
          <table:table-cell office:value-type="float" office:value="2112140" calcext:value-type="float">
            <text:p>2112140</text:p>
          </table:table-cell>
          <table:table-cell office:value-type="float" office:value="2487367" calcext:value-type="float">
            <text:p>2487367</text:p>
          </table:table-cell>
          <table:table-cell office:value-type="float" office:value="2844469" calcext:value-type="float">
            <text:p>2844469</text:p>
          </table:table-cell>
          <table:table-cell office:value-type="float" office:value="3155070" calcext:value-type="float">
            <text:p>3155070</text:p>
          </table:table-cell>
        </table:table-row>
        <table:table-row table:style-name="ro1">
          <table:table-cell office:value-type="string" calcext:value-type="string">
            <text:p>Baja California Surb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9294" calcext:value-type="float">
            <text:p>39294</text:p>
          </table:table-cell>
          <table:table-cell office:value-type="float" office:value="47089" calcext:value-type="float">
            <text:p>47089</text:p>
          </table:table-cell>
          <table:table-cell office:value-type="float" office:value="51471" calcext:value-type="float">
            <text:p>51471</text:p>
          </table:table-cell>
          <table:table-cell office:value-type="float" office:value="60864" calcext:value-type="float">
            <text:p>60864</text:p>
          </table:table-cell>
          <table:table-cell office:value-type="float" office:value="81594" calcext:value-type="float">
            <text:p>81594</text:p>
          </table:table-cell>
          <table:table-cell office:value-type="float" office:value="128019" calcext:value-type="float">
            <text:p>128019</text:p>
          </table:table-cell>
          <table:table-cell office:value-type="float" office:value="215139" calcext:value-type="float">
            <text:p>215139</text:p>
          </table:table-cell>
          <table:table-cell office:value-type="float" office:value="317764" calcext:value-type="float">
            <text:p>317764</text:p>
          </table:table-cell>
          <table:table-cell office:value-type="float" office:value="375494" calcext:value-type="float">
            <text:p>375494</text:p>
          </table:table-cell>
          <table:table-cell office:value-type="float" office:value="424041" calcext:value-type="float">
            <text:p>424041</text:p>
          </table:table-cell>
          <table:table-cell office:value-type="float" office:value="512170" calcext:value-type="float">
            <text:p>512170</text:p>
          </table:table-cell>
          <table:table-cell office:value-type="float" office:value="637026" calcext:value-type="float">
            <text:p>637026</text:p>
          </table:table-cell>
        </table:table-row>
        <table:table-row table:style-name="ro1">
          <table:table-cell office:value-type="string" calcext:value-type="string">
            <text:p>Campeche</text:p>
          </table:table-cell>
          <table:table-cell office:value-type="float" office:value="88144" calcext:value-type="float">
            <text:p>88144</text:p>
          </table:table-cell>
          <table:table-cell office:value-type="float" office:value="86542" calcext:value-type="float">
            <text:p>86542</text:p>
          </table:table-cell>
          <table:table-cell office:value-type="float" office:value="86661" calcext:value-type="float">
            <text:p>86661</text:p>
          </table:table-cell>
          <table:table-cell office:value-type="float" office:value="76419" calcext:value-type="float">
            <text:p>76419</text:p>
          </table:table-cell>
          <table:table-cell office:value-type="float" office:value="84630" calcext:value-type="float">
            <text:p>84630</text:p>
          </table:table-cell>
          <table:table-cell office:value-type="float" office:value="90460" calcext:value-type="float">
            <text:p>90460</text:p>
          </table:table-cell>
          <table:table-cell office:value-type="float" office:value="122098" calcext:value-type="float">
            <text:p>122098</text:p>
          </table:table-cell>
          <table:table-cell office:value-type="float" office:value="168219" calcext:value-type="float">
            <text:p>168219</text:p>
          </table:table-cell>
          <table:table-cell office:value-type="float" office:value="251556" calcext:value-type="float">
            <text:p>251556</text:p>
          </table:table-cell>
          <table:table-cell office:value-type="float" office:value="420553" calcext:value-type="float">
            <text:p>420553</text:p>
          </table:table-cell>
          <table:table-cell office:value-type="float" office:value="535185" calcext:value-type="float">
            <text:p>535185</text:p>
          </table:table-cell>
          <table:table-cell office:value-type="float" office:value="642516" calcext:value-type="float">
            <text:p>642516</text:p>
          </table:table-cell>
          <table:table-cell office:value-type="float" office:value="690689" calcext:value-type="float">
            <text:p>690689</text:p>
          </table:table-cell>
          <table:table-cell office:value-type="float" office:value="754730" calcext:value-type="float">
            <text:p>754730</text:p>
          </table:table-cell>
          <table:table-cell office:value-type="float" office:value="822441" calcext:value-type="float">
            <text:p>822441</text:p>
          </table:table-cell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float" office:value="242021" calcext:value-type="float">
            <text:p>242021</text:p>
          </table:table-cell>
          <table:table-cell office:value-type="float" office:value="296938" calcext:value-type="float">
            <text:p>296938</text:p>
          </table:table-cell>
          <table:table-cell office:value-type="float" office:value="362092" calcext:value-type="float">
            <text:p>362092</text:p>
          </table:table-cell>
          <table:table-cell office:value-type="float" office:value="393480" calcext:value-type="float">
            <text:p>393480</text:p>
          </table:table-cell>
          <table:table-cell office:value-type="float" office:value="436425" calcext:value-type="float">
            <text:p>436425</text:p>
          </table:table-cell>
          <table:table-cell office:value-type="float" office:value="550717" calcext:value-type="float">
            <text:p>550717</text:p>
          </table:table-cell>
          <table:table-cell office:value-type="float" office:value="720619" calcext:value-type="float">
            <text:p>720619</text:p>
          </table:table-cell>
          <table:table-cell office:value-type="float" office:value="907734" calcext:value-type="float">
            <text:p>907734</text:p>
          </table:table-cell>
          <table:table-cell office:value-type="float" office:value="1114956" calcext:value-type="float">
            <text:p>1114956</text:p>
          </table:table-cell>
          <table:table-cell office:value-type="float" office:value="1557265" calcext:value-type="float">
            <text:p>1557265</text:p>
          </table:table-cell>
          <table:table-cell office:value-type="float" office:value="1972340" calcext:value-type="float">
            <text:p>1972340</text:p>
          </table:table-cell>
          <table:table-cell office:value-type="float" office:value="2173775" calcext:value-type="float">
            <text:p>2173775</text:p>
          </table:table-cell>
          <table:table-cell office:value-type="float" office:value="2298070" calcext:value-type="float">
            <text:p>2298070</text:p>
          </table:table-cell>
          <table:table-cell office:value-type="float" office:value="2495200" calcext:value-type="float">
            <text:p>2495200</text:p>
          </table:table-cell>
          <table:table-cell office:value-type="float" office:value="2748391" calcext:value-type="float">
            <text:p>2748391</text:p>
          </table:table-cell>
        </table:table-row>
        <table:table-row table:style-name="ro1">
          <table:table-cell office:value-type="string" calcext:value-type="string">
            <text:p>Colima</text:p>
          </table:table-cell>
          <table:table-cell office:value-type="float" office:value="55718" calcext:value-type="float">
            <text:p>55718</text:p>
          </table:table-cell>
          <table:table-cell office:value-type="float" office:value="65115" calcext:value-type="float">
            <text:p>65115</text:p>
          </table:table-cell>
          <table:table-cell office:value-type="float" office:value="77704" calcext:value-type="float">
            <text:p>77704</text:p>
          </table:table-cell>
          <table:table-cell office:value-type="float" office:value="91749" calcext:value-type="float">
            <text:p>91749</text:p>
          </table:table-cell>
          <table:table-cell office:value-type="float" office:value="61923" calcext:value-type="float">
            <text:p>61923</text:p>
          </table:table-cell>
          <table:table-cell office:value-type="float" office:value="78806" calcext:value-type="float">
            <text:p>78806</text:p>
          </table:table-cell>
          <table:table-cell office:value-type="float" office:value="112321" calcext:value-type="float">
            <text:p>112321</text:p>
          </table:table-cell>
          <table:table-cell office:value-type="float" office:value="164450" calcext:value-type="float">
            <text:p>164450</text:p>
          </table:table-cell>
          <table:table-cell office:value-type="float" office:value="241153" calcext:value-type="float">
            <text:p>241153</text:p>
          </table:table-cell>
          <table:table-cell office:value-type="float" office:value="346293" calcext:value-type="float">
            <text:p>346293</text:p>
          </table:table-cell>
          <table:table-cell office:value-type="float" office:value="428510" calcext:value-type="float">
            <text:p>428510</text:p>
          </table:table-cell>
          <table:table-cell office:value-type="float" office:value="488028" calcext:value-type="float">
            <text:p>488028</text:p>
          </table:table-cell>
          <table:table-cell office:value-type="float" office:value="542627" calcext:value-type="float">
            <text:p>542627</text:p>
          </table:table-cell>
          <table:table-cell office:value-type="float" office:value="567996" calcext:value-type="float">
            <text:p>567996</text:p>
          </table:table-cell>
          <table:table-cell office:value-type="float" office:value="650555" calcext:value-type="float">
            <text:p>650555</text:p>
          </table:table-cell>
        </table:table-row>
        <table:table-row table:style-name="ro1">
          <table:table-cell office:value-type="string" calcext:value-type="string">
            <text:p>Chiapas</text:p>
          </table:table-cell>
          <table:table-cell office:value-type="float" office:value="320694" calcext:value-type="float">
            <text:p>320694</text:p>
          </table:table-cell>
          <table:table-cell office:value-type="float" office:value="360799" calcext:value-type="float">
            <text:p>360799</text:p>
          </table:table-cell>
          <table:table-cell office:value-type="float" office:value="438843" calcext:value-type="float">
            <text:p>438843</text:p>
          </table:table-cell>
          <table:table-cell office:value-type="float" office:value="421744" calcext:value-type="float">
            <text:p>421744</text:p>
          </table:table-cell>
          <table:table-cell office:value-type="float" office:value="529983" calcext:value-type="float">
            <text:p>529983</text:p>
          </table:table-cell>
          <table:table-cell office:value-type="float" office:value="679885" calcext:value-type="float">
            <text:p>679885</text:p>
          </table:table-cell>
          <table:table-cell office:value-type="float" office:value="907026" calcext:value-type="float">
            <text:p>907026</text:p>
          </table:table-cell>
          <table:table-cell office:value-type="float" office:value="1210870" calcext:value-type="float">
            <text:p>1210870</text:p>
          </table:table-cell>
          <table:table-cell office:value-type="float" office:value="1569053" calcext:value-type="float">
            <text:p>1569053</text:p>
          </table:table-cell>
          <table:table-cell office:value-type="float" office:value="2084717" calcext:value-type="float">
            <text:p>2084717</text:p>
          </table:table-cell>
          <table:table-cell office:value-type="float" office:value="3210496" calcext:value-type="float">
            <text:p>3210496</text:p>
          </table:table-cell>
          <table:table-cell office:value-type="float" office:value="3584786" calcext:value-type="float">
            <text:p>3584786</text:p>
          </table:table-cell>
          <table:table-cell office:value-type="float" office:value="3920892" calcext:value-type="float">
            <text:p>3920892</text:p>
          </table:table-cell>
          <table:table-cell office:value-type="float" office:value="4293459" calcext:value-type="float">
            <text:p>4293459</text:p>
          </table:table-cell>
          <table:table-cell office:value-type="float" office:value="4796580" calcext:value-type="float">
            <text:p>4796580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office:value-type="float" office:value="265546" calcext:value-type="float">
            <text:p>265546</text:p>
          </table:table-cell>
          <table:table-cell office:value-type="float" office:value="327784" calcext:value-type="float">
            <text:p>327784</text:p>
          </table:table-cell>
          <table:table-cell office:value-type="float" office:value="405707" calcext:value-type="float">
            <text:p>405707</text:p>
          </table:table-cell>
          <table:table-cell office:value-type="float" office:value="401622" calcext:value-type="float">
            <text:p>401622</text:p>
          </table:table-cell>
          <table:table-cell office:value-type="float" office:value="491792" calcext:value-type="float">
            <text:p>491792</text:p>
          </table:table-cell>
          <table:table-cell office:value-type="float" office:value="623944" calcext:value-type="float">
            <text:p>623944</text:p>
          </table:table-cell>
          <table:table-cell office:value-type="float" office:value="846414" calcext:value-type="float">
            <text:p>846414</text:p>
          </table:table-cell>
          <table:table-cell office:value-type="float" office:value="1226793" calcext:value-type="float">
            <text:p>1226793</text:p>
          </table:table-cell>
          <table:table-cell office:value-type="float" office:value="1612525" calcext:value-type="float">
            <text:p>1612525</text:p>
          </table:table-cell>
          <table:table-cell office:value-type="float" office:value="2005477" calcext:value-type="float">
            <text:p>2005477</text:p>
          </table:table-cell>
          <table:table-cell office:value-type="float" office:value="2441873" calcext:value-type="float">
            <text:p>2441873</text:p>
          </table:table-cell>
          <table:table-cell office:value-type="float" office:value="2793537" calcext:value-type="float">
            <text:p>2793537</text:p>
          </table:table-cell>
          <table:table-cell office:value-type="float" office:value="3052907" calcext:value-type="float">
            <text:p>3052907</text:p>
          </table:table-cell>
          <table:table-cell office:value-type="float" office:value="3241444" calcext:value-type="float">
            <text:p>3241444</text:p>
          </table:table-cell>
          <table:table-cell office:value-type="float" office:value="3406465" calcext:value-type="float">
            <text:p>3406465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474860" calcext:value-type="float">
            <text:p>474860</text:p>
          </table:table-cell>
          <table:table-cell office:value-type="float" office:value="541516" calcext:value-type="float">
            <text:p>541516</text:p>
          </table:table-cell>
          <table:table-cell office:value-type="float" office:value="720753" calcext:value-type="float">
            <text:p>720753</text:p>
          </table:table-cell>
          <table:table-cell office:value-type="float" office:value="906063" calcext:value-type="float">
            <text:p>906063</text:p>
          </table:table-cell>
          <table:table-cell office:value-type="float" office:value="1229576" calcext:value-type="float">
            <text:p>1229576</text:p>
          </table:table-cell>
          <table:table-cell office:value-type="float" office:value="1757530" calcext:value-type="float">
            <text:p>1757530</text:p>
          </table:table-cell>
          <table:table-cell office:value-type="float" office:value="3050442" calcext:value-type="float">
            <text:p>3050442</text:p>
          </table:table-cell>
          <table:table-cell office:value-type="float" office:value="4870876" calcext:value-type="float">
            <text:p>4870876</text:p>
          </table:table-cell>
          <table:table-cell office:value-type="float" office:value="6874165" calcext:value-type="float">
            <text:p>6874165</text:p>
          </table:table-cell>
          <table:table-cell office:value-type="float" office:value="8831079" calcext:value-type="float">
            <text:p>8831079</text:p>
          </table:table-cell>
          <table:table-cell office:value-type="float" office:value="8235744" calcext:value-type="float">
            <text:p>8235744</text:p>
          </table:table-cell>
          <table:table-cell office:value-type="float" office:value="8489007" calcext:value-type="float">
            <text:p>8489007</text:p>
          </table:table-cell>
          <table:table-cell office:value-type="float" office:value="8605239" calcext:value-type="float">
            <text:p>8605239</text:p>
          </table:table-cell>
          <table:table-cell office:value-type="float" office:value="8720916" calcext:value-type="float">
            <text:p>8720916</text:p>
          </table:table-cell>
          <table:table-cell office:value-type="float" office:value="8851080" calcext:value-type="float">
            <text:p>8851080</text:p>
          </table:table-cell>
        </table:table-row>
        <table:table-row table:style-name="ro1">
          <table:table-cell office:value-type="string" calcext:value-type="string">
            <text:p>Durango</text:p>
          </table:table-cell>
          <table:table-cell office:value-type="float" office:value="296979" calcext:value-type="float">
            <text:p>296979</text:p>
          </table:table-cell>
          <table:table-cell office:value-type="float" office:value="370294" calcext:value-type="float">
            <text:p>370294</text:p>
          </table:table-cell>
          <table:table-cell office:value-type="float" office:value="483175" calcext:value-type="float">
            <text:p>483175</text:p>
          </table:table-cell>
          <table:table-cell office:value-type="float" office:value="336766" calcext:value-type="float">
            <text:p>336766</text:p>
          </table:table-cell>
          <table:table-cell office:value-type="float" office:value="404364" calcext:value-type="float">
            <text:p>404364</text:p>
          </table:table-cell>
          <table:table-cell office:value-type="float" office:value="483829" calcext:value-type="float">
            <text:p>483829</text:p>
          </table:table-cell>
          <table:table-cell office:value-type="float" office:value="629874" calcext:value-type="float">
            <text:p>629874</text:p>
          </table:table-cell>
          <table:table-cell office:value-type="float" office:value="760836" calcext:value-type="float">
            <text:p>760836</text:p>
          </table:table-cell>
          <table:table-cell office:value-type="float" office:value="939208" calcext:value-type="float">
            <text:p>939208</text:p>
          </table:table-cell>
          <table:table-cell office:value-type="float" office:value="1182320" calcext:value-type="float">
            <text:p>1182320</text:p>
          </table:table-cell>
          <table:table-cell office:value-type="float" office:value="1349378" calcext:value-type="float">
            <text:p>1349378</text:p>
          </table:table-cell>
          <table:table-cell office:value-type="float" office:value="1431748" calcext:value-type="float">
            <text:p>1431748</text:p>
          </table:table-cell>
          <table:table-cell office:value-type="float" office:value="1448661" calcext:value-type="float">
            <text:p>1448661</text:p>
          </table:table-cell>
          <table:table-cell office:value-type="float" office:value="1509117" calcext:value-type="float">
            <text:p>1509117</text:p>
          </table:table-cell>
          <table:table-cell office:value-type="float" office:value="1632934" calcext:value-type="float">
            <text:p>1632934</text:p>
          </table:table-cell>
        </table:table-row>
        <table:table-row table:style-name="ro1">
          <table:table-cell office:value-type="string" calcext:value-type="string">
            <text:p>Guanajuato</text:p>
          </table:table-cell>
          <table:table-cell office:value-type="float" office:value="1069418" calcext:value-type="float">
            <text:p>1069418</text:p>
          </table:table-cell>
          <table:table-cell office:value-type="float" office:value="1061724" calcext:value-type="float">
            <text:p>1061724</text:p>
          </table:table-cell>
          <table:table-cell office:value-type="float" office:value="1081651" calcext:value-type="float">
            <text:p>1081651</text:p>
          </table:table-cell>
          <table:table-cell office:value-type="float" office:value="860364" calcext:value-type="float">
            <text:p>860364</text:p>
          </table:table-cell>
          <table:table-cell office:value-type="float" office:value="987801" calcext:value-type="float">
            <text:p>987801</text:p>
          </table:table-cell>
          <table:table-cell office:value-type="float" office:value="1046490" calcext:value-type="float">
            <text:p>1046490</text:p>
          </table:table-cell>
          <table:table-cell office:value-type="float" office:value="1328712" calcext:value-type="float">
            <text:p>1328712</text:p>
          </table:table-cell>
          <table:table-cell office:value-type="float" office:value="1735490" calcext:value-type="float">
            <text:p>1735490</text:p>
          </table:table-cell>
          <table:table-cell office:value-type="float" office:value="2270370" calcext:value-type="float">
            <text:p>2270370</text:p>
          </table:table-cell>
          <table:table-cell office:value-type="float" office:value="3006110" calcext:value-type="float">
            <text:p>3006110</text:p>
          </table:table-cell>
          <table:table-cell office:value-type="float" office:value="3982593" calcext:value-type="float">
            <text:p>3982593</text:p>
          </table:table-cell>
          <table:table-cell office:value-type="float" office:value="4406568" calcext:value-type="float">
            <text:p>4406568</text:p>
          </table:table-cell>
          <table:table-cell office:value-type="float" office:value="4663032" calcext:value-type="float">
            <text:p>4663032</text:p>
          </table:table-cell>
          <table:table-cell office:value-type="float" office:value="4893812" calcext:value-type="float">
            <text:p>4893812</text:p>
          </table:table-cell>
          <table:table-cell office:value-type="float" office:value="5486372" calcext:value-type="float">
            <text:p>5486372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float" office:value="420926" calcext:value-type="float">
            <text:p>420926</text:p>
          </table:table-cell>
          <table:table-cell office:value-type="float" office:value="479205" calcext:value-type="float">
            <text:p>479205</text:p>
          </table:table-cell>
          <table:table-cell office:value-type="float" office:value="594278" calcext:value-type="float">
            <text:p>594278</text:p>
          </table:table-cell>
          <table:table-cell office:value-type="float" office:value="566836" calcext:value-type="float">
            <text:p>566836</text:p>
          </table:table-cell>
          <table:table-cell office:value-type="float" office:value="641690" calcext:value-type="float">
            <text:p>641690</text:p>
          </table:table-cell>
          <table:table-cell office:value-type="float" office:value="732910" calcext:value-type="float">
            <text:p>732910</text:p>
          </table:table-cell>
          <table:table-cell office:value-type="float" office:value="919386" calcext:value-type="float">
            <text:p>919386</text:p>
          </table:table-cell>
          <table:table-cell office:value-type="float" office:value="1186716" calcext:value-type="float">
            <text:p>1186716</text:p>
          </table:table-cell>
          <table:table-cell office:value-type="float" office:value="1597360" calcext:value-type="float">
            <text:p>1597360</text:p>
          </table:table-cell>
          <table:table-cell office:value-type="float" office:value="2109513" calcext:value-type="float">
            <text:p>2109513</text:p>
          </table:table-cell>
          <table:table-cell office:value-type="float" office:value="2620637" calcext:value-type="float">
            <text:p>2620637</text:p>
          </table:table-cell>
          <table:table-cell office:value-type="float" office:value="2916567" calcext:value-type="float">
            <text:p>2916567</text:p>
          </table:table-cell>
          <table:table-cell office:value-type="float" office:value="3079649" calcext:value-type="float">
            <text:p>3079649</text:p>
          </table:table-cell>
          <table:table-cell office:value-type="float" office:value="3115202" calcext:value-type="float">
            <text:p>3115202</text:p>
          </table:table-cell>
          <table:table-cell office:value-type="float" office:value="3388768" calcext:value-type="float">
            <text:p>3388768</text:p>
          </table:table-cell>
        </table:table-row>
        <table:table-row table:style-name="ro1">
          <table:table-cell office:value-type="string" calcext:value-type="string">
            <text:p>Hidalgo</text:p>
          </table:table-cell>
          <table:table-cell office:value-type="float" office:value="563824" calcext:value-type="float">
            <text:p>563824</text:p>
          </table:table-cell>
          <table:table-cell office:value-type="float" office:value="605051" calcext:value-type="float">
            <text:p>605051</text:p>
          </table:table-cell>
          <table:table-cell office:value-type="float" office:value="646551" calcext:value-type="float">
            <text:p>646551</text:p>
          </table:table-cell>
          <table:table-cell office:value-type="float" office:value="622241" calcext:value-type="float">
            <text:p>622241</text:p>
          </table:table-cell>
          <table:table-cell office:value-type="float" office:value="677772" calcext:value-type="float">
            <text:p>677772</text:p>
          </table:table-cell>
          <table:table-cell office:value-type="float" office:value="771818" calcext:value-type="float">
            <text:p>771818</text:p>
          </table:table-cell>
          <table:table-cell office:value-type="float" office:value="850394" calcext:value-type="float">
            <text:p>850394</text:p>
          </table:table-cell>
          <table:table-cell office:value-type="float" office:value="994598" calcext:value-type="float">
            <text:p>994598</text:p>
          </table:table-cell>
          <table:table-cell office:value-type="float" office:value="1193845" calcext:value-type="float">
            <text:p>1193845</text:p>
          </table:table-cell>
          <table:table-cell office:value-type="float" office:value="1547493" calcext:value-type="float">
            <text:p>1547493</text:p>
          </table:table-cell>
          <table:table-cell office:value-type="float" office:value="1888366" calcext:value-type="float">
            <text:p>1888366</text:p>
          </table:table-cell>
          <table:table-cell office:value-type="float" office:value="2112473" calcext:value-type="float">
            <text:p>2112473</text:p>
          </table:table-cell>
          <table:table-cell office:value-type="float" office:value="2235591" calcext:value-type="float">
            <text:p>2235591</text:p>
          </table:table-cell>
          <table:table-cell office:value-type="float" office:value="2345514" calcext:value-type="float">
            <text:p>2345514</text:p>
          </table:table-cell>
          <table:table-cell office:value-type="float" office:value="2665018" calcext:value-type="float">
            <text:p>2665018</text:p>
          </table:table-cell>
        </table:table-row>
        <table:table-row table:style-name="ro1">
          <table:table-cell office:value-type="string" calcext:value-type="string">
            <text:p>Jalisco</text:p>
          </table:table-cell>
          <table:table-cell office:value-type="float" office:value="1114765" calcext:value-type="float">
            <text:p>1114765</text:p>
          </table:table-cell>
          <table:table-cell office:value-type="float" office:value="1153891" calcext:value-type="float">
            <text:p>1153891</text:p>
          </table:table-cell>
          <table:table-cell office:value-type="float" office:value="1208855" calcext:value-type="float">
            <text:p>1208855</text:p>
          </table:table-cell>
          <table:table-cell office:value-type="float" office:value="1191957" calcext:value-type="float">
            <text:p>1191957</text:p>
          </table:table-cell>
          <table:table-cell office:value-type="float" office:value="1255346" calcext:value-type="float">
            <text:p>1255346</text:p>
          </table:table-cell>
          <table:table-cell office:value-type="float" office:value="1418310" calcext:value-type="float">
            <text:p>1418310</text:p>
          </table:table-cell>
          <table:table-cell office:value-type="float" office:value="1746777" calcext:value-type="float">
            <text:p>1746777</text:p>
          </table:table-cell>
          <table:table-cell office:value-type="float" office:value="2443261" calcext:value-type="float">
            <text:p>2443261</text:p>
          </table:table-cell>
          <table:table-cell office:value-type="float" office:value="3296586" calcext:value-type="float">
            <text:p>3296586</text:p>
          </table:table-cell>
          <table:table-cell office:value-type="float" office:value="4371998" calcext:value-type="float">
            <text:p>4371998</text:p>
          </table:table-cell>
          <table:table-cell office:value-type="float" office:value="5302689" calcext:value-type="float">
            <text:p>5302689</text:p>
          </table:table-cell>
          <table:table-cell office:value-type="float" office:value="5991176" calcext:value-type="float">
            <text:p>5991176</text:p>
          </table:table-cell>
          <table:table-cell office:value-type="float" office:value="6322002" calcext:value-type="float">
            <text:p>6322002</text:p>
          </table:table-cell>
          <table:table-cell office:value-type="float" office:value="6752113" calcext:value-type="float">
            <text:p>6752113</text:p>
          </table:table-cell>
          <table:table-cell office:value-type="float" office:value="7350682" calcext:value-type="float">
            <text:p>7350682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float" office:value="842873" calcext:value-type="float">
            <text:p>842873</text:p>
          </table:table-cell>
          <table:table-cell office:value-type="float" office:value="934463" calcext:value-type="float">
            <text:p>934463</text:p>
          </table:table-cell>
          <table:table-cell office:value-type="float" office:value="989510" calcext:value-type="float">
            <text:p>989510</text:p>
          </table:table-cell>
          <table:table-cell office:value-type="float" office:value="884617" calcext:value-type="float">
            <text:p>884617</text:p>
          </table:table-cell>
          <table:table-cell office:value-type="float" office:value="990112" calcext:value-type="float">
            <text:p>990112</text:p>
          </table:table-cell>
          <table:table-cell office:value-type="float" office:value="1146034" calcext:value-type="float">
            <text:p>1146034</text:p>
          </table:table-cell>
          <table:table-cell office:value-type="float" office:value="1392623" calcext:value-type="float">
            <text:p>1392623</text:p>
          </table:table-cell>
          <table:table-cell office:value-type="float" office:value="1897851" calcext:value-type="float">
            <text:p>1897851</text:p>
          </table:table-cell>
          <table:table-cell office:value-type="float" office:value="3833185" calcext:value-type="float">
            <text:p>3833185</text:p>
          </table:table-cell>
          <table:table-cell office:value-type="float" office:value="7564335" calcext:value-type="float">
            <text:p>7564335</text:p>
          </table:table-cell>
          <table:table-cell office:value-type="float" office:value="9815795" calcext:value-type="float">
            <text:p>9815795</text:p>
          </table:table-cell>
          <table:table-cell office:value-type="float" office:value="11707964" calcext:value-type="float">
            <text:p>11707964</text:p>
          </table:table-cell>
          <table:table-cell office:value-type="float" office:value="13096686" calcext:value-type="float">
            <text:p>13096686</text:p>
          </table:table-cell>
          <table:table-cell office:value-type="float" office:value="14007495" calcext:value-type="float">
            <text:p>14007495</text:p>
          </table:table-cell>
          <table:table-cell office:value-type="float" office:value="15175862" calcext:value-type="float">
            <text:p>15175862</text:p>
          </table:table-cell>
        </table:table-row>
        <table:table-row table:style-name="ro1">
          <table:table-cell office:value-type="string" calcext:value-type="string">
            <text:p>Michoacán de Ocampo</text:p>
          </table:table-cell>
          <table:table-cell office:value-type="float" office:value="898809" calcext:value-type="float">
            <text:p>898809</text:p>
          </table:table-cell>
          <table:table-cell office:value-type="float" office:value="935808" calcext:value-type="float">
            <text:p>935808</text:p>
          </table:table-cell>
          <table:table-cell office:value-type="float" office:value="991880" calcext:value-type="float">
            <text:p>991880</text:p>
          </table:table-cell>
          <table:table-cell office:value-type="float" office:value="939849" calcext:value-type="float">
            <text:p>939849</text:p>
          </table:table-cell>
          <table:table-cell office:value-type="float" office:value="1048381" calcext:value-type="float">
            <text:p>1048381</text:p>
          </table:table-cell>
          <table:table-cell office:value-type="float" office:value="1182003" calcext:value-type="float">
            <text:p>1182003</text:p>
          </table:table-cell>
          <table:table-cell office:value-type="float" office:value="1422717" calcext:value-type="float">
            <text:p>1422717</text:p>
          </table:table-cell>
          <table:table-cell office:value-type="float" office:value="1851876" calcext:value-type="float">
            <text:p>1851876</text:p>
          </table:table-cell>
          <table:table-cell office:value-type="float" office:value="2324226" calcext:value-type="float">
            <text:p>2324226</text:p>
          </table:table-cell>
          <table:table-cell office:value-type="float" office:value="2868824" calcext:value-type="float">
            <text:p>2868824</text:p>
          </table:table-cell>
          <table:table-cell office:value-type="float" office:value="3548199" calcext:value-type="float">
            <text:p>3548199</text:p>
          </table:table-cell>
          <table:table-cell office:value-type="float" office:value="3870604" calcext:value-type="float">
            <text:p>3870604</text:p>
          </table:table-cell>
          <table:table-cell office:value-type="float" office:value="3985667" calcext:value-type="float">
            <text:p>3985667</text:p>
          </table:table-cell>
          <table:table-cell office:value-type="float" office:value="3966073" calcext:value-type="float">
            <text:p>3966073</text:p>
          </table:table-cell>
          <table:table-cell office:value-type="float" office:value="4351037" calcext:value-type="float">
            <text:p>4351037</text:p>
          </table:table-cell>
        </table:table-row>
        <table:table-row table:style-name="ro1">
          <table:table-cell office:value-type="string" calcext:value-type="string">
            <text:p>Morelos</text:p>
          </table:table-cell>
          <table:table-cell office:value-type="float" office:value="159123" calcext:value-type="float">
            <text:p>159123</text:p>
          </table:table-cell>
          <table:table-cell office:value-type="float" office:value="160115" calcext:value-type="float">
            <text:p>160115</text:p>
          </table:table-cell>
          <table:table-cell office:value-type="float" office:value="179594" calcext:value-type="float">
            <text:p>179594</text:p>
          </table:table-cell>
          <table:table-cell office:value-type="float" office:value="103440" calcext:value-type="float">
            <text:p>103440</text:p>
          </table:table-cell>
          <table:table-cell office:value-type="float" office:value="132068" calcext:value-type="float">
            <text:p>132068</text:p>
          </table:table-cell>
          <table:table-cell office:value-type="float" office:value="182711" calcext:value-type="float">
            <text:p>182711</text:p>
          </table:table-cell>
          <table:table-cell office:value-type="float" office:value="272842" calcext:value-type="float">
            <text:p>272842</text:p>
          </table:table-cell>
          <table:table-cell office:value-type="float" office:value="386264" calcext:value-type="float">
            <text:p>386264</text:p>
          </table:table-cell>
          <table:table-cell office:value-type="float" office:value="616119" calcext:value-type="float">
            <text:p>616119</text:p>
          </table:table-cell>
          <table:table-cell office:value-type="float" office:value="947089" calcext:value-type="float">
            <text:p>947089</text:p>
          </table:table-cell>
          <table:table-cell office:value-type="float" office:value="1195059" calcext:value-type="float">
            <text:p>1195059</text:p>
          </table:table-cell>
          <table:table-cell office:value-type="float" office:value="1442662" calcext:value-type="float">
            <text:p>1442662</text:p>
          </table:table-cell>
          <table:table-cell office:value-type="float" office:value="1555296" calcext:value-type="float">
            <text:p>1555296</text:p>
          </table:table-cell>
          <table:table-cell office:value-type="float" office:value="1612899" calcext:value-type="float">
            <text:p>1612899</text:p>
          </table:table-cell>
          <table:table-cell office:value-type="float" office:value="1777227" calcext:value-type="float">
            <text:p>1777227</text:p>
          </table:table-cell>
        </table:table-row>
        <table:table-row table:style-name="ro1">
          <table:table-cell office:value-type="string" calcext:value-type="string">
            <text:p>Nayarit</text:p>
          </table:table-cell>
          <table:table-cell office:value-type="float" office:value="149807" calcext:value-type="float">
            <text:p>149807</text:p>
          </table:table-cell>
          <table:table-cell office:value-type="float" office:value="150098" calcext:value-type="float">
            <text:p>150098</text:p>
          </table:table-cell>
          <table:table-cell office:value-type="float" office:value="171173" calcext:value-type="float">
            <text:p>171173</text:p>
          </table:table-cell>
          <table:table-cell office:value-type="float" office:value="163183" calcext:value-type="float">
            <text:p>163183</text:p>
          </table:table-cell>
          <table:table-cell office:value-type="float" office:value="167724" calcext:value-type="float">
            <text:p>167724</text:p>
          </table:table-cell>
          <table:table-cell office:value-type="float" office:value="216698" calcext:value-type="float">
            <text:p>216698</text:p>
          </table:table-cell>
          <table:table-cell office:value-type="float" office:value="290124" calcext:value-type="float">
            <text:p>290124</text:p>
          </table:table-cell>
          <table:table-cell office:value-type="float" office:value="389929" calcext:value-type="float">
            <text:p>389929</text:p>
          </table:table-cell>
          <table:table-cell office:value-type="float" office:value="544031" calcext:value-type="float">
            <text:p>544031</text:p>
          </table:table-cell>
          <table:table-cell office:value-type="float" office:value="726120" calcext:value-type="float">
            <text:p>726120</text:p>
          </table:table-cell>
          <table:table-cell office:value-type="float" office:value="824643" calcext:value-type="float">
            <text:p>824643</text:p>
          </table:table-cell>
          <table:table-cell office:value-type="float" office:value="896702" calcext:value-type="float">
            <text:p>896702</text:p>
          </table:table-cell>
          <table:table-cell office:value-type="float" office:value="920185" calcext:value-type="float">
            <text:p>920185</text:p>
          </table:table-cell>
          <table:table-cell office:value-type="float" office:value="949684" calcext:value-type="float">
            <text:p>949684</text:p>
          </table:table-cell>
          <table:table-cell office:value-type="float" office:value="1084979" calcext:value-type="float">
            <text:p>1084979</text:p>
          </table:table-cell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float" office:value="311665" calcext:value-type="float">
            <text:p>311665</text:p>
          </table:table-cell>
          <table:table-cell office:value-type="float" office:value="327937" calcext:value-type="float">
            <text:p>327937</text:p>
          </table:table-cell>
          <table:table-cell office:value-type="float" office:value="365150" calcext:value-type="float">
            <text:p>365150</text:p>
          </table:table-cell>
          <table:table-cell office:value-type="float" office:value="336412" calcext:value-type="float">
            <text:p>336412</text:p>
          </table:table-cell>
          <table:table-cell office:value-type="float" office:value="417491" calcext:value-type="float">
            <text:p>417491</text:p>
          </table:table-cell>
          <table:table-cell office:value-type="float" office:value="541147" calcext:value-type="float">
            <text:p>541147</text:p>
          </table:table-cell>
          <table:table-cell office:value-type="float" office:value="740191" calcext:value-type="float">
            <text:p>740191</text:p>
          </table:table-cell>
          <table:table-cell office:value-type="float" office:value="1078848" calcext:value-type="float">
            <text:p>1078848</text:p>
          </table:table-cell>
          <table:table-cell office:value-type="float" office:value="1694689" calcext:value-type="float">
            <text:p>1694689</text:p>
          </table:table-cell>
          <table:table-cell office:value-type="float" office:value="2513044" calcext:value-type="float">
            <text:p>2513044</text:p>
          </table:table-cell>
          <table:table-cell office:value-type="float" office:value="3098736" calcext:value-type="float">
            <text:p>3098736</text:p>
          </table:table-cell>
          <table:table-cell office:value-type="float" office:value="3550114" calcext:value-type="float">
            <text:p>3550114</text:p>
          </table:table-cell>
          <table:table-cell office:value-type="float" office:value="3834141" calcext:value-type="float">
            <text:p>3834141</text:p>
          </table:table-cell>
          <table:table-cell office:value-type="float" office:value="4199292" calcext:value-type="float">
            <text:p>4199292</text:p>
          </table:table-cell>
          <table:table-cell office:value-type="float" office:value="4653458" calcext:value-type="float">
            <text:p>4653458</text:p>
          </table:table-cell>
        </table:table-row>
        <table:table-row table:style-name="ro1">
          <table:table-cell office:value-type="string" calcext:value-type="string">
            <text:p>Oaxaca</text:p>
          </table:table-cell>
          <table:table-cell office:value-type="float" office:value="897182" calcext:value-type="float">
            <text:p>897182</text:p>
          </table:table-cell>
          <table:table-cell office:value-type="float" office:value="948633" calcext:value-type="float">
            <text:p>948633</text:p>
          </table:table-cell>
          <table:table-cell office:value-type="float" office:value="1040398" calcext:value-type="float">
            <text:p>1040398</text:p>
          </table:table-cell>
          <table:table-cell office:value-type="float" office:value="976005" calcext:value-type="float">
            <text:p>976005</text:p>
          </table:table-cell>
          <table:table-cell office:value-type="float" office:value="1084549" calcext:value-type="float">
            <text:p>1084549</text:p>
          </table:table-cell>
          <table:table-cell office:value-type="float" office:value="1192794" calcext:value-type="float">
            <text:p>1192794</text:p>
          </table:table-cell>
          <table:table-cell office:value-type="float" office:value="1421313" calcext:value-type="float">
            <text:p>1421313</text:p>
          </table:table-cell>
          <table:table-cell office:value-type="float" office:value="1727266" calcext:value-type="float">
            <text:p>1727266</text:p>
          </table:table-cell>
          <table:table-cell office:value-type="float" office:value="2015424" calcext:value-type="float">
            <text:p>2015424</text:p>
          </table:table-cell>
          <table:table-cell office:value-type="float" office:value="2369076" calcext:value-type="float">
            <text:p>2369076</text:p>
          </table:table-cell>
          <table:table-cell office:value-type="float" office:value="3019560" calcext:value-type="float">
            <text:p>3019560</text:p>
          </table:table-cell>
          <table:table-cell office:value-type="float" office:value="3228895" calcext:value-type="float">
            <text:p>3228895</text:p>
          </table:table-cell>
          <table:table-cell office:value-type="float" office:value="3438765" calcext:value-type="float">
            <text:p>3438765</text:p>
          </table:table-cell>
          <table:table-cell office:value-type="float" office:value="3506821" calcext:value-type="float">
            <text:p>3506821</text:p>
          </table:table-cell>
          <table:table-cell office:value-type="float" office:value="3801962" calcext:value-type="float">
            <text:p>3801962</text:p>
          </table:table-cell>
        </table:table-row>
        <table:table-row table:style-name="ro1">
          <table:table-cell office:value-type="string" calcext:value-type="string">
            <text:p>Puebla</text:p>
          </table:table-cell>
          <table:table-cell office:value-type="float" office:value="992426" calcext:value-type="float">
            <text:p>992426</text:p>
          </table:table-cell>
          <table:table-cell office:value-type="float" office:value="1021133" calcext:value-type="float">
            <text:p>1021133</text:p>
          </table:table-cell>
          <table:table-cell office:value-type="float" office:value="1101600" calcext:value-type="float">
            <text:p>1101600</text:p>
          </table:table-cell>
          <table:table-cell office:value-type="float" office:value="1024955" calcext:value-type="float">
            <text:p>1024955</text:p>
          </table:table-cell>
          <table:table-cell office:value-type="float" office:value="1150425" calcext:value-type="float">
            <text:p>1150425</text:p>
          </table:table-cell>
          <table:table-cell office:value-type="float" office:value="1294620" calcext:value-type="float">
            <text:p>1294620</text:p>
          </table:table-cell>
          <table:table-cell office:value-type="float" office:value="1625830" calcext:value-type="float">
            <text:p>1625830</text:p>
          </table:table-cell>
          <table:table-cell office:value-type="float" office:value="1973837" calcext:value-type="float">
            <text:p>1973837</text:p>
          </table:table-cell>
          <table:table-cell office:value-type="float" office:value="2508226" calcext:value-type="float">
            <text:p>2508226</text:p>
          </table:table-cell>
          <table:table-cell office:value-type="float" office:value="3347685" calcext:value-type="float">
            <text:p>3347685</text:p>
          </table:table-cell>
          <table:table-cell office:value-type="float" office:value="4126101" calcext:value-type="float">
            <text:p>4126101</text:p>
          </table:table-cell>
          <table:table-cell office:value-type="float" office:value="4624365" calcext:value-type="float">
            <text:p>4624365</text:p>
          </table:table-cell>
          <table:table-cell office:value-type="float" office:value="5076686" calcext:value-type="float">
            <text:p>5076686</text:p>
          </table:table-cell>
          <table:table-cell office:value-type="float" office:value="5383133" calcext:value-type="float">
            <text:p>5383133</text:p>
          </table:table-cell>
          <table:table-cell office:value-type="float" office:value="5779829" calcext:value-type="float">
            <text:p>5779829</text:p>
          </table:table-cell>
        </table:table-row>
        <table:table-row table:style-name="ro1">
          <table:table-cell office:value-type="string" calcext:value-type="string">
            <text:p>Querétaro</text:p>
          </table:table-cell>
          <table:table-cell office:value-type="float" office:value="232305" calcext:value-type="float">
            <text:p>232305</text:p>
          </table:table-cell>
          <table:table-cell office:value-type="float" office:value="232389" calcext:value-type="float">
            <text:p>232389</text:p>
          </table:table-cell>
          <table:table-cell office:value-type="float" office:value="244663" calcext:value-type="float">
            <text:p>244663</text:p>
          </table:table-cell>
          <table:table-cell office:value-type="float" office:value="220231" calcext:value-type="float">
            <text:p>220231</text:p>
          </table:table-cell>
          <table:table-cell office:value-type="float" office:value="234058" calcext:value-type="float">
            <text:p>234058</text:p>
          </table:table-cell>
          <table:table-cell office:value-type="float" office:value="244737" calcext:value-type="float">
            <text:p>244737</text:p>
          </table:table-cell>
          <table:table-cell office:value-type="float" office:value="286238" calcext:value-type="float">
            <text:p>286238</text:p>
          </table:table-cell>
          <table:table-cell office:value-type="float" office:value="355045" calcext:value-type="float">
            <text:p>355045</text:p>
          </table:table-cell>
          <table:table-cell office:value-type="float" office:value="485523" calcext:value-type="float">
            <text:p>485523</text:p>
          </table:table-cell>
          <table:table-cell office:value-type="float" office:value="739605" calcext:value-type="float">
            <text:p>739605</text:p>
          </table:table-cell>
          <table:table-cell office:value-type="float" office:value="1051235" calcext:value-type="float">
            <text:p>1051235</text:p>
          </table:table-cell>
          <table:table-cell office:value-type="float" office:value="1250476" calcext:value-type="float">
            <text:p>1250476</text:p>
          </table:table-cell>
          <table:table-cell office:value-type="float" office:value="1404306" calcext:value-type="float">
            <text:p>1404306</text:p>
          </table:table-cell>
          <table:table-cell office:value-type="float" office:value="1598139" calcext:value-type="float">
            <text:p>1598139</text:p>
          </table:table-cell>
          <table:table-cell office:value-type="float" office:value="1827937" calcext:value-type="float">
            <text:p>1827937</text:p>
          </table:table-cell>
        </table:table-row>
        <table:table-row table:style-name="ro1">
          <table:table-cell office:value-type="string" calcext:value-type="string">
            <text:p>Quintana Rooc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109" calcext:value-type="float">
            <text:p>9109</text:p>
          </table:table-cell>
          <table:table-cell office:value-type="float" office:value="10966" calcext:value-type="float">
            <text:p>10966</text:p>
          </table:table-cell>
          <table:table-cell office:value-type="float" office:value="10620" calcext:value-type="float">
            <text:p>10620</text:p>
          </table:table-cell>
          <table:table-cell office:value-type="float" office:value="18752" calcext:value-type="float">
            <text:p>18752</text:p>
          </table:table-cell>
          <table:table-cell office:value-type="float" office:value="26967" calcext:value-type="float">
            <text:p>26967</text:p>
          </table:table-cell>
          <table:table-cell office:value-type="float" office:value="50169" calcext:value-type="float">
            <text:p>50169</text:p>
          </table:table-cell>
          <table:table-cell office:value-type="float" office:value="88150" calcext:value-type="float">
            <text:p>88150</text:p>
          </table:table-cell>
          <table:table-cell office:value-type="float" office:value="225985" calcext:value-type="float">
            <text:p>225985</text:p>
          </table:table-cell>
          <table:table-cell office:value-type="float" office:value="493277" calcext:value-type="float">
            <text:p>493277</text:p>
          </table:table-cell>
          <table:table-cell office:value-type="float" office:value="703536" calcext:value-type="float">
            <text:p>703536</text:p>
          </table:table-cell>
          <table:table-cell office:value-type="float" office:value="874963" calcext:value-type="float">
            <text:p>874963</text:p>
          </table:table-cell>
          <table:table-cell office:value-type="float" office:value="1135309" calcext:value-type="float">
            <text:p>1135309</text:p>
          </table:table-cell>
          <table:table-cell office:value-type="float" office:value="1325578" calcext:value-type="float">
            <text:p>1325578</text:p>
          </table:table-cell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float" office:value="571420" calcext:value-type="float">
            <text:p>571420</text:p>
          </table:table-cell>
          <table:table-cell office:value-type="float" office:value="575432" calcext:value-type="float">
            <text:p>575432</text:p>
          </table:table-cell>
          <table:table-cell office:value-type="float" office:value="627800" calcext:value-type="float">
            <text:p>627800</text:p>
          </table:table-cell>
          <table:table-cell office:value-type="float" office:value="445681" calcext:value-type="float">
            <text:p>445681</text:p>
          </table:table-cell>
          <table:table-cell office:value-type="float" office:value="579831" calcext:value-type="float">
            <text:p>579831</text:p>
          </table:table-cell>
          <table:table-cell office:value-type="float" office:value="678779" calcext:value-type="float">
            <text:p>678779</text:p>
          </table:table-cell>
          <table:table-cell office:value-type="float" office:value="856066" calcext:value-type="float">
            <text:p>856066</text:p>
          </table:table-cell>
          <table:table-cell office:value-type="float" office:value="1048297" calcext:value-type="float">
            <text:p>1048297</text:p>
          </table:table-cell>
          <table:table-cell office:value-type="float" office:value="1281996" calcext:value-type="float">
            <text:p>1281996</text:p>
          </table:table-cell>
          <table:table-cell office:value-type="float" office:value="1673893" calcext:value-type="float">
            <text:p>1673893</text:p>
          </table:table-cell>
          <table:table-cell office:value-type="float" office:value="2003187" calcext:value-type="float">
            <text:p>2003187</text:p>
          </table:table-cell>
          <table:table-cell office:value-type="float" office:value="2200763" calcext:value-type="float">
            <text:p>2200763</text:p>
          </table:table-cell>
          <table:table-cell office:value-type="float" office:value="2299360" calcext:value-type="float">
            <text:p>2299360</text:p>
          </table:table-cell>
          <table:table-cell office:value-type="float" office:value="2410414" calcext:value-type="float">
            <text:p>2410414</text:p>
          </table:table-cell>
          <table:table-cell office:value-type="float" office:value="2585518" calcext:value-type="float">
            <text:p>2585518</text:p>
          </table:table-cell>
        </table:table-row>
        <table:table-row table:style-name="ro1">
          <table:table-cell office:value-type="string" calcext:value-type="string">
            <text:p>Sinaloa</text:p>
          </table:table-cell>
          <table:table-cell office:value-type="float" office:value="261050" calcext:value-type="float">
            <text:p>261050</text:p>
          </table:table-cell>
          <table:table-cell office:value-type="float" office:value="296701" calcext:value-type="float">
            <text:p>296701</text:p>
          </table:table-cell>
          <table:table-cell office:value-type="float" office:value="323642" calcext:value-type="float">
            <text:p>323642</text:p>
          </table:table-cell>
          <table:table-cell office:value-type="float" office:value="341265" calcext:value-type="float">
            <text:p>341265</text:p>
          </table:table-cell>
          <table:table-cell office:value-type="float" office:value="395618" calcext:value-type="float">
            <text:p>395618</text:p>
          </table:table-cell>
          <table:table-cell office:value-type="float" office:value="492821" calcext:value-type="float">
            <text:p>492821</text:p>
          </table:table-cell>
          <table:table-cell office:value-type="float" office:value="635681" calcext:value-type="float">
            <text:p>635681</text:p>
          </table:table-cell>
          <table:table-cell office:value-type="float" office:value="838404" calcext:value-type="float">
            <text:p>838404</text:p>
          </table:table-cell>
          <table:table-cell office:value-type="float" office:value="1266528" calcext:value-type="float">
            <text:p>1266528</text:p>
          </table:table-cell>
          <table:table-cell office:value-type="float" office:value="1849879" calcext:value-type="float">
            <text:p>1849879</text:p>
          </table:table-cell>
          <table:table-cell office:value-type="float" office:value="2204054" calcext:value-type="float">
            <text:p>2204054</text:p>
          </table:table-cell>
          <table:table-cell office:value-type="float" office:value="2425675" calcext:value-type="float">
            <text:p>2425675</text:p>
          </table:table-cell>
          <table:table-cell office:value-type="float" office:value="2536844" calcext:value-type="float">
            <text:p>2536844</text:p>
          </table:table-cell>
          <table:table-cell office:value-type="float" office:value="2608442" calcext:value-type="float">
            <text:p>2608442</text:p>
          </table:table-cell>
          <table:table-cell office:value-type="float" office:value="2767761" calcext:value-type="float">
            <text:p>2767761</text:p>
          </table:table-cell>
        </table:table-row>
        <table:table-row table:style-name="ro1">
          <table:table-cell office:value-type="string" calcext:value-type="string">
            <text:p>Sonora</text:p>
          </table:table-cell>
          <table:table-cell office:value-type="float" office:value="192721" calcext:value-type="float">
            <text:p>192721</text:p>
          </table:table-cell>
          <table:table-cell office:value-type="float" office:value="221682" calcext:value-type="float">
            <text:p>221682</text:p>
          </table:table-cell>
          <table:table-cell office:value-type="float" office:value="265383" calcext:value-type="float">
            <text:p>265383</text:p>
          </table:table-cell>
          <table:table-cell office:value-type="float" office:value="275127" calcext:value-type="float">
            <text:p>275127</text:p>
          </table:table-cell>
          <table:table-cell office:value-type="float" office:value="316271" calcext:value-type="float">
            <text:p>316271</text:p>
          </table:table-cell>
          <table:table-cell office:value-type="float" office:value="364176" calcext:value-type="float">
            <text:p>364176</text:p>
          </table:table-cell>
          <table:table-cell office:value-type="float" office:value="510607" calcext:value-type="float">
            <text:p>510607</text:p>
          </table:table-cell>
          <table:table-cell office:value-type="float" office:value="783378" calcext:value-type="float">
            <text:p>783378</text:p>
          </table:table-cell>
          <table:table-cell office:value-type="float" office:value="1098720" calcext:value-type="float">
            <text:p>1098720</text:p>
          </table:table-cell>
          <table:table-cell office:value-type="float" office:value="1513731" calcext:value-type="float">
            <text:p>1513731</text:p>
          </table:table-cell>
          <table:table-cell office:value-type="float" office:value="1823606" calcext:value-type="float">
            <text:p>1823606</text:p>
          </table:table-cell>
          <table:table-cell office:value-type="float" office:value="2085536" calcext:value-type="float">
            <text:p>2085536</text:p>
          </table:table-cell>
          <table:table-cell office:value-type="float" office:value="2216969" calcext:value-type="float">
            <text:p>2216969</text:p>
          </table:table-cell>
          <table:table-cell office:value-type="float" office:value="2394861" calcext:value-type="float">
            <text:p>2394861</text:p>
          </table:table-cell>
          <table:table-cell office:value-type="float" office:value="2662480" calcext:value-type="float">
            <text:p>2662480</text:p>
          </table:table-cell>
        </table:table-row>
        <table:table-row table:style-name="ro1">
          <table:table-cell office:value-type="string" calcext:value-type="string">
            <text:p>Tabasco</text:p>
          </table:table-cell>
          <table:table-cell office:value-type="float" office:value="134956" calcext:value-type="float">
            <text:p>134956</text:p>
          </table:table-cell>
          <table:table-cell office:value-type="float" office:value="159834" calcext:value-type="float">
            <text:p>159834</text:p>
          </table:table-cell>
          <table:table-cell office:value-type="float" office:value="187574" calcext:value-type="float">
            <text:p>187574</text:p>
          </table:table-cell>
          <table:table-cell office:value-type="float" office:value="210437" calcext:value-type="float">
            <text:p>210437</text:p>
          </table:table-cell>
          <table:table-cell office:value-type="float" office:value="224023" calcext:value-type="float">
            <text:p>224023</text:p>
          </table:table-cell>
          <table:table-cell office:value-type="float" office:value="285630" calcext:value-type="float">
            <text:p>285630</text:p>
          </table:table-cell>
          <table:table-cell office:value-type="float" office:value="362716" calcext:value-type="float">
            <text:p>362716</text:p>
          </table:table-cell>
          <table:table-cell office:value-type="float" office:value="496340" calcext:value-type="float">
            <text:p>496340</text:p>
          </table:table-cell>
          <table:table-cell office:value-type="float" office:value="768327" calcext:value-type="float">
            <text:p>768327</text:p>
          </table:table-cell>
          <table:table-cell office:value-type="float" office:value="1062961" calcext:value-type="float">
            <text:p>1062961</text:p>
          </table:table-cell>
          <table:table-cell office:value-type="float" office:value="1501744" calcext:value-type="float">
            <text:p>1501744</text:p>
          </table:table-cell>
          <table:table-cell office:value-type="float" office:value="1748769" calcext:value-type="float">
            <text:p>1748769</text:p>
          </table:table-cell>
          <table:table-cell office:value-type="float" office:value="1891829" calcext:value-type="float">
            <text:p>1891829</text:p>
          </table:table-cell>
          <table:table-cell office:value-type="float" office:value="1989969" calcext:value-type="float">
            <text:p>1989969</text:p>
          </table:table-cell>
          <table:table-cell office:value-type="float" office:value="2238603" calcext:value-type="float">
            <text:p>2238603</text:p>
          </table:table-cell>
        </table:table-row>
        <table:table-row table:style-name="ro1">
          <table:table-cell office:value-type="string" calcext:value-type="string">
            <text:p>Tamaulipas</text:p>
          </table:table-cell>
          <table:table-cell office:value-type="float" office:value="209106" calcext:value-type="float">
            <text:p>209106</text:p>
          </table:table-cell>
          <table:table-cell office:value-type="float" office:value="218948" calcext:value-type="float">
            <text:p>218948</text:p>
          </table:table-cell>
          <table:table-cell office:value-type="float" office:value="249641" calcext:value-type="float">
            <text:p>249641</text:p>
          </table:table-cell>
          <table:table-cell office:value-type="float" office:value="286904" calcext:value-type="float">
            <text:p>286904</text:p>
          </table:table-cell>
          <table:table-cell office:value-type="float" office:value="344039" calcext:value-type="float">
            <text:p>344039</text:p>
          </table:table-cell>
          <table:table-cell office:value-type="float" office:value="458832" calcext:value-type="float">
            <text:p>458832</text:p>
          </table:table-cell>
          <table:table-cell office:value-type="float" office:value="718167" calcext:value-type="float">
            <text:p>718167</text:p>
          </table:table-cell>
          <table:table-cell office:value-type="float" office:value="1024182" calcext:value-type="float">
            <text:p>1024182</text:p>
          </table:table-cell>
          <table:table-cell office:value-type="float" office:value="1456858" calcext:value-type="float">
            <text:p>1456858</text:p>
          </table:table-cell>
          <table:table-cell office:value-type="float" office:value="1924484" calcext:value-type="float">
            <text:p>1924484</text:p>
          </table:table-cell>
          <table:table-cell office:value-type="float" office:value="2249581" calcext:value-type="float">
            <text:p>2249581</text:p>
          </table:table-cell>
          <table:table-cell office:value-type="float" office:value="2527328" calcext:value-type="float">
            <text:p>2527328</text:p>
          </table:table-cell>
          <table:table-cell office:value-type="float" office:value="2753222" calcext:value-type="float">
            <text:p>2753222</text:p>
          </table:table-cell>
          <table:table-cell office:value-type="float" office:value="3024238" calcext:value-type="float">
            <text:p>3024238</text:p>
          </table:table-cell>
          <table:table-cell office:value-type="float" office:value="3268554" calcext:value-type="float">
            <text:p>3268554</text:p>
          </table:table-cell>
        </table:table-row>
        <table:table-row table:style-name="ro1">
          <table:table-cell office:value-type="string" calcext:value-type="string">
            <text:p>Tlaxcala</text:p>
          </table:table-cell>
          <table:table-cell office:value-type="float" office:value="168358" calcext:value-type="float">
            <text:p>168358</text:p>
          </table:table-cell>
          <table:table-cell office:value-type="float" office:value="172315" calcext:value-type="float">
            <text:p>172315</text:p>
          </table:table-cell>
          <table:table-cell office:value-type="float" office:value="184171" calcext:value-type="float">
            <text:p>184171</text:p>
          </table:table-cell>
          <table:table-cell office:value-type="float" office:value="178570" calcext:value-type="float">
            <text:p>178570</text:p>
          </table:table-cell>
          <table:table-cell office:value-type="float" office:value="205458" calcext:value-type="float">
            <text:p>205458</text:p>
          </table:table-cell>
          <table:table-cell office:value-type="float" office:value="224063" calcext:value-type="float">
            <text:p>224063</text:p>
          </table:table-cell>
          <table:table-cell office:value-type="float" office:value="284551" calcext:value-type="float">
            <text:p>284551</text:p>
          </table:table-cell>
          <table:table-cell office:value-type="float" office:value="346699" calcext:value-type="float">
            <text:p>346699</text:p>
          </table:table-cell>
          <table:table-cell office:value-type="float" office:value="420638" calcext:value-type="float">
            <text:p>420638</text:p>
          </table:table-cell>
          <table:table-cell office:value-type="float" office:value="556597" calcext:value-type="float">
            <text:p>556597</text:p>
          </table:table-cell>
          <table:table-cell office:value-type="float" office:value="761277" calcext:value-type="float">
            <text:p>761277</text:p>
          </table:table-cell>
          <table:table-cell office:value-type="float" office:value="883924" calcext:value-type="float">
            <text:p>883924</text:p>
          </table:table-cell>
          <table:table-cell office:value-type="float" office:value="962646" calcext:value-type="float">
            <text:p>962646</text:p>
          </table:table-cell>
          <table:table-cell office:value-type="float" office:value="1068207" calcext:value-type="float">
            <text:p>1068207</text:p>
          </table:table-cell>
          <table:table-cell office:value-type="float" office:value="1169936" calcext:value-type="float">
            <text:p>1169936</text:p>
          </table:table-cell>
        </table:table-row>
        <table:table-row table:style-name="ro1">
          <table:table-cell office:value-type="string" calcext:value-type="string">
            <text:p>Veracruz de Ignacio de la Llave</text:p>
          </table:table-cell>
          <table:table-cell office:value-type="float" office:value="863220" calcext:value-type="float">
            <text:p>863220</text:p>
          </table:table-cell>
          <table:table-cell office:value-type="float" office:value="981030" calcext:value-type="float">
            <text:p>981030</text:p>
          </table:table-cell>
          <table:table-cell office:value-type="float" office:value="1132859" calcext:value-type="float">
            <text:p>1132859</text:p>
          </table:table-cell>
          <table:table-cell office:value-type="float" office:value="1159935" calcext:value-type="float">
            <text:p>1159935</text:p>
          </table:table-cell>
          <table:table-cell office:value-type="float" office:value="1377293" calcext:value-type="float">
            <text:p>1377293</text:p>
          </table:table-cell>
          <table:table-cell office:value-type="float" office:value="1619338" calcext:value-type="float">
            <text:p>1619338</text:p>
          </table:table-cell>
          <table:table-cell office:value-type="float" office:value="2040231" calcext:value-type="float">
            <text:p>2040231</text:p>
          </table:table-cell>
          <table:table-cell office:value-type="float" office:value="2727899" calcext:value-type="float">
            <text:p>2727899</text:p>
          </table:table-cell>
          <table:table-cell office:value-type="float" office:value="3815422" calcext:value-type="float">
            <text:p>3815422</text:p>
          </table:table-cell>
          <table:table-cell office:value-type="float" office:value="5387680" calcext:value-type="float">
            <text:p>5387680</text:p>
          </table:table-cell>
          <table:table-cell office:value-type="float" office:value="6228239" calcext:value-type="float">
            <text:p>6228239</text:p>
          </table:table-cell>
          <table:table-cell office:value-type="float" office:value="6737324" calcext:value-type="float">
            <text:p>6737324</text:p>
          </table:table-cell>
          <table:table-cell office:value-type="float" office:value="6908975" calcext:value-type="float">
            <text:p>6908975</text:p>
          </table:table-cell>
          <table:table-cell office:value-type="float" office:value="7110214" calcext:value-type="float">
            <text:p>7110214</text:p>
          </table:table-cell>
          <table:table-cell office:value-type="float" office:value="7643194" calcext:value-type="float">
            <text:p>7643194</text:p>
          </table:table-cell>
        </table:table-row>
        <table:table-row table:style-name="ro1">
          <table:table-cell office:value-type="string" calcext:value-type="string">
            <text:p>Yucatán</text:p>
          </table:table-cell>
          <table:table-cell office:value-type="float" office:value="298569" calcext:value-type="float">
            <text:p>298569</text:p>
          </table:table-cell>
          <table:table-cell office:value-type="float" office:value="309652" calcext:value-type="float">
            <text:p>309652</text:p>
          </table:table-cell>
          <table:table-cell office:value-type="float" office:value="339613" calcext:value-type="float">
            <text:p>339613</text:p>
          </table:table-cell>
          <table:table-cell office:value-type="float" office:value="358221" calcext:value-type="float">
            <text:p>358221</text:p>
          </table:table-cell>
          <table:table-cell office:value-type="float" office:value="386096" calcext:value-type="float">
            <text:p>386096</text:p>
          </table:table-cell>
          <table:table-cell office:value-type="float" office:value="418210" calcext:value-type="float">
            <text:p>418210</text:p>
          </table:table-cell>
          <table:table-cell office:value-type="float" office:value="516899" calcext:value-type="float">
            <text:p>516899</text:p>
          </table:table-cell>
          <table:table-cell office:value-type="float" office:value="614049" calcext:value-type="float">
            <text:p>614049</text:p>
          </table:table-cell>
          <table:table-cell office:value-type="float" office:value="758355" calcext:value-type="float">
            <text:p>758355</text:p>
          </table:table-cell>
          <table:table-cell office:value-type="float" office:value="1063733" calcext:value-type="float">
            <text:p>1063733</text:p>
          </table:table-cell>
          <table:table-cell office:value-type="float" office:value="1362940" calcext:value-type="float">
            <text:p>1362940</text:p>
          </table:table-cell>
          <table:table-cell office:value-type="float" office:value="1556622" calcext:value-type="float">
            <text:p>1556622</text:p>
          </table:table-cell>
          <table:table-cell office:value-type="float" office:value="1658210" calcext:value-type="float">
            <text:p>1658210</text:p>
          </table:table-cell>
          <table:table-cell office:value-type="float" office:value="1818948" calcext:value-type="float">
            <text:p>1818948</text:p>
          </table:table-cell>
          <table:table-cell office:value-type="float" office:value="1955577" calcext:value-type="float">
            <text:p>1955577</text:p>
          </table:table-cell>
        </table:table-row>
        <table:table-row table:style-name="ro1">
          <table:table-cell table:style-name="ce4" office:value-type="string" calcext:value-type="string">
            <text:p>Zacatecas</text:p>
          </table:table-cell>
          <table:table-cell table:style-name="ce9" office:value-type="float" office:value="456241" calcext:value-type="float">
            <text:p>456241</text:p>
          </table:table-cell>
          <table:table-cell table:style-name="ce9" office:value-type="float" office:value="462190" calcext:value-type="float">
            <text:p>462190</text:p>
          </table:table-cell>
          <table:table-cell table:style-name="ce9" office:value-type="float" office:value="477556" calcext:value-type="float">
            <text:p>477556</text:p>
          </table:table-cell>
          <table:table-cell table:style-name="ce9" office:value-type="float" office:value="379329" calcext:value-type="float">
            <text:p>379329</text:p>
          </table:table-cell>
          <table:table-cell table:style-name="ce9" office:value-type="float" office:value="459047" calcext:value-type="float">
            <text:p>459047</text:p>
          </table:table-cell>
          <table:table-cell table:style-name="ce9" office:value-type="float" office:value="565437" calcext:value-type="float">
            <text:p>565437</text:p>
          </table:table-cell>
          <table:table-cell table:style-name="ce9" office:value-type="float" office:value="665524" calcext:value-type="float">
            <text:p>665524</text:p>
          </table:table-cell>
          <table:table-cell table:style-name="ce9" office:value-type="float" office:value="817831" calcext:value-type="float">
            <text:p>817831</text:p>
          </table:table-cell>
          <table:table-cell table:style-name="ce9" office:value-type="float" office:value="951462" calcext:value-type="float">
            <text:p>951462</text:p>
          </table:table-cell>
          <table:table-cell table:style-name="ce9" office:value-type="float" office:value="1136830" calcext:value-type="float">
            <text:p>1136830</text:p>
          </table:table-cell>
          <table:table-cell table:style-name="ce9" office:value-type="float" office:value="1276323" calcext:value-type="float">
            <text:p>1276323</text:p>
          </table:table-cell>
          <table:table-cell table:style-name="ce9" office:value-type="float" office:value="1336496" calcext:value-type="float">
            <text:p>1336496</text:p>
          </table:table-cell>
          <table:table-cell table:style-name="ce9" office:value-type="float" office:value="1353610" calcext:value-type="float">
            <text:p>1353610</text:p>
          </table:table-cell>
          <table:table-cell table:style-name="ce9" office:value-type="float" office:value="1367692" calcext:value-type="float">
            <text:p>1367692</text:p>
          </table:table-cell>
          <table:table-cell table:style-name="ce16" office:value-type="float" office:value="1490668" calcext:value-type="float">
            <text:p>1490668</text:p>
          </table:table-cell>
        </table:table-row>
        <table:table-row table:style-name="ro1">
          <table:table-cell table:style-name="ce5" office:value-type="string" calcext:value-type="string">
            <text:p>Nota:</text:p>
          </table:table-cell>
          <table:table-cell table:style-name="ce10" office:value-type="string" calcext:value-type="string" table:number-columns-spanned="15" table:number-rows-spanned="1">
            <text:p>Cifras correspondientes a las siguientes fechas censales: 20 de octubre (1895), 28 de octubre (1900), 27 de octubre (1910), 30 de noviembre (1921), 15 de mayo (1930), 6 de marzo (1940), 6 de junio (1950), 8 de junio (1960), 28 de enero (1970), 4 de junio (1980), 12 de marzo (1990), 5 de noviembre (1995), 14 de febrero (2000), 19 de octubre (2005) y 12 de junio (2010).</text:p>
          </table:table-cell>
          <table:covered-table-cell table:number-columns-repeated="14" table:style-name="Default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10" office:value-type="string" calcext:value-type="string" table:number-columns-spanned="15" table:number-rows-spanned="1">
            <text:p>El total incluye 11 763 habitantes, dato registrado bajo el concepto de Complementarios, el cual no se presentó por entidad federativa.</text:p>
          </table:table-cell>
          <table:covered-table-cell table:number-columns-repeated="14" table:style-name="Default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10" office:value-type="string" calcext:value-type="string" table:number-columns-spanned="15" table:number-rows-spanned="1">
            <text:p>Hasta 1910 la información de Baja California Sur se incluyó en Baja California.</text:p>
          </table:table-cell>
          <table:covered-table-cell table:number-columns-repeated="14" table:style-name="Default"/>
        </table:table-row>
        <table:table-row table:style-name="ro1">
          <table:table-cell table:style-name="ce5" office:value-type="string" calcext:value-type="string">
            <text:p>c</text:p>
          </table:table-cell>
          <table:table-cell table:style-name="ce10" office:value-type="string" calcext:value-type="string" table:number-columns-spanned="15" table:number-rows-spanned="1">
            <text:p>Hasta 1900 la información de Quintana Roo se incluyó en Yucatán.</text:p>
          </table:table-cell>
          <table:covered-table-cell table:number-columns-repeated="14" table:style-name="Default"/>
        </table:table-row>
        <table:table-row table:style-name="ro1">
          <table:table-cell table:style-name="ce5" office:value-type="string" calcext:value-type="string">
            <text:p>NA</text:p>
          </table:table-cell>
          <table:table-cell table:style-name="ce10" office:value-type="string" calcext:value-type="string" table:number-columns-spanned="15" table:number-rows-spanned="1">
            <text:p>No aplicable.</text:p>
          </table:table-cell>
          <table:covered-table-cell table:number-columns-repeated="14" table:style-name="Default"/>
        </table:table-row>
        <table:table-row table:style-name="ro1">
          <table:table-cell table:style-name="ce5" office:value-type="string" calcext:value-type="string">
            <text:p>Fuente:</text:p>
          </table:table-cell>
          <table:table-cell table:style-name="ce11" office:value-type="string" calcext:value-type="string" table:number-columns-spanned="15" table:number-rows-spanned="1">
            <text:p>INEGI. Censos de Población y Vivienda,<text:a xlink:href="http://www.inegi.org.mx/est/contenidos/Proyectos/ccpv/default.aspx" xlink:type="simple"> 1895 a 2010.</text:a> </text:p>
          </table:table-cell>
          <table:covered-table-cell table:number-columns-repeated="14" table:style-name="Default"/>
        </table:table-row>
        <table:table-row table:style-name="ro1">
          <table:table-cell table:style-name="ce5"/>
          <table:table-cell table:style-name="ce11" office:value-type="string" calcext:value-type="string" table:number-columns-spanned="15" table:number-rows-spanned="1">
            <text:p>INEGI. Conteos de Población y Vivienda, <text:a xlink:href="http://www.inegi.org.mx/est/contenidos/Proyectos/ccpv/cpv1995/default.aspx?s=est&amp;c=" xlink:type="simple">1995</text:a> y <text:a xlink:href="http://www.inegi.org.mx/est/contenidos/Proyectos/ccpv/cpv2005/default.aspx" xlink:type="simple">2005.</text:a></text:p>
          </table:table-cell>
          <table:covered-table-cell table:number-columns-repeated="14" table:style-name="Default"/>
        </table:table-row>
        <table:table-row table:style-name="ro1">
          <table:table-cell table:style-name="ce1" office:value-type="string" calcext:value-type="string" table:number-columns-spanned="16" table:number-rows-spanned="1">
            <text:p>Fecha de actualización: Jueves 16 de febrero de 2012</text:p>
          </table:table-cell>
          <table:covered-table-cell table:number-columns-repeated="15" table:style-name="Default"/>
        </table:table-row>
      </table:table>
      <table:named-expressions>
        <table:named-range table:name="HTML_1" table:base-cell-address="$Sheet1.$A$1" table:cell-range-address=".$A$1:.$P$3"/>
        <table:named-range table:name="HTML_2" table:base-cell-address="$Sheet1.$A$1" table:cell-range-address=".$A$4:.$P$37"/>
        <table:named-range table:name="HTML_3" table:base-cell-address="$Sheet1.$A$1" table:cell-range-address=".$A$38:.$P$45"/>
        <table:named-range table:name="HTML_all" table:base-cell-address="$Sheet1.$A$1" table:cell-range-address=".$A$1:.$P$45"/>
        <table:named-range table:name="HTML_tables" table:base-cell-address="$Sheet1.$A$1" table:cell-range-address=".$A$1:.$A$1"/>
        <table:named-range table:name="HTML__dgEnc" table:base-cell-address="$Sheet1.$A$1" table:cell-range-address=".$A$4:.$P$37"/>
        <table:named-range table:name="HTML__dgPie" table:base-cell-address="$Sheet1.$A$1" table:cell-range-address=".$A$38:.$P$45"/>
        <table:named-range table:name="HTML__dgSubT" table:base-cell-address="$Sheet1.$A$1" table:cell-range-address=".$A$1:.$P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60" meta:object-count="0"/>
    <meta:generator>LibreOffice/4.3.3.2$Linux_X86_64 LibreOffice_project/430m0$Build-2</meta:generator>
  </office:meta>
</office:document-meta>
</file>